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_21315__20998__20301__91_0_93_" style:data-style-name="N49">
      <style:table-cell-properties fo:border-top="thin solid #000000" fo:border-bottom="thin solid #000000" fo:border-left="thin solid #000000" fo:border-right="none"/>
    </style:style>
    <style:style style:name="ce9" style:family="table-cell" style:parent-style-name="_21315__20998__20301_" style:data-style-name="N50">
      <style:table-cell-properties fo:border-top="thin solid #000000" fo:border-bottom="thin solid #000000" fo:border-left="thin solid #000000" fo:border-right="none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" style:family="table-cell" style:parent-style-name="_21315__20998__20301_" style:data-style-name="N50">
      <style:table-cell-properties fo:border="thin solid #000000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2.59291666666667cm" style:use-optimal-column-width="true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2.40770833333333cm" style:use-optimal-column-width="true"/>
    </style:style>
    <style:style style:name="co5" style:family="table-column">
      <style:table-column-properties fo:break-before="auto" style:column-width="2.301875cm" style:use-optimal-column-width="true"/>
    </style:style>
    <style:style style:name="co6" style:family="table-column">
      <style:table-column-properties fo:break-before="auto" style:column-width="2.54cm"/>
    </style:style>
    <style:style style:name="ro1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7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0" table:default-cell-style-name="ce1"/>
        <table:table-row table:style-name="ro1">
          <table:table-cell office:value-type="string" table:number-columns-spanned="14" table:number-rows-spanned="1" table:style-name="ce11">
            <text:p>臺北市106年各行政區遷出人口數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2" table:style-name="ce2"/>
          <table:table-cell table:number-columns-repeated="10" table:style-name="ce3"/>
          <table:table-cell office:value-type="string" table:style-name="ce3">
            <text:p>單位：</text:p>
          </table:table-cell>
          <table:table-cell office:value-type="string" table:style-name="ce3">
            <text:p>人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行政區</text:p>
          </table:table-cell>
          <table:table-cell office:value-type="string" table:style-name="ce5">
            <text:p>合計</text:p>
          </table:table-cell>
          <table:table-cell office:value-type="string" table:style-name="ce6">
            <text:p>1月</text:p>
          </table:table-cell>
          <table:table-cell office:value-type="string" table:style-name="ce6">
            <text:p>2月</text:p>
          </table:table-cell>
          <table:table-cell office:value-type="string" table:style-name="ce6">
            <text:p>3月</text:p>
          </table:table-cell>
          <table:table-cell office:value-type="string" table:style-name="ce6">
            <text:p>4月</text:p>
          </table:table-cell>
          <table:table-cell office:value-type="string" table:style-name="ce6">
            <text:p>5月</text:p>
          </table:table-cell>
          <table:table-cell office:value-type="string" table:style-name="ce6">
            <text:p>6月</text:p>
          </table:table-cell>
          <table:table-cell office:value-type="string" table:style-name="ce6">
            <text:p>7月</text:p>
          </table:table-cell>
          <table:table-cell office:value-type="string" table:style-name="ce6">
            <text:p>8月</text:p>
          </table:table-cell>
          <table:table-cell office:value-type="string" table:style-name="ce6">
            <text:p>9月</text:p>
          </table:table-cell>
          <table:table-cell office:value-type="string" table:style-name="ce6">
            <text:p>10月</text:p>
          </table:table-cell>
          <table:table-cell office:value-type="string" table:style-name="ce6">
            <text:p>11月</text:p>
          </table:table-cell>
          <table:table-cell office:value-type="string" table:style-name="ce6">
            <text:p>12月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合計</text:p>
          </table:table-cell>
          <table:table-cell office:value-type="float" office:value="142695" table:formula="of:=SUM([.C4:.N4])" table:style-name="ce8">
            <text:p><text:s/>142,695<text:s/></text:p>
          </table:table-cell>
          <table:table-cell office:value-type="float" office:value="9155" table:style-name="ce9">
            <text:p><text:s/>9,155<text:s/></text:p>
          </table:table-cell>
          <table:table-cell office:value-type="float" office:value="11013" table:style-name="ce9">
            <text:p><text:s/>11,013<text:s/></text:p>
          </table:table-cell>
          <table:table-cell office:value-type="float" office:value="13615" table:style-name="ce9">
            <text:p><text:s/>13,615<text:s/></text:p>
          </table:table-cell>
          <table:table-cell office:value-type="float" office:value="10369" table:style-name="ce9">
            <text:p><text:s/>10,369<text:s/></text:p>
          </table:table-cell>
          <table:table-cell office:value-type="float" office:value="13651" table:style-name="ce9">
            <text:p><text:s/>13,651<text:s/></text:p>
          </table:table-cell>
          <table:table-cell office:value-type="float" office:value="12527" table:style-name="ce9">
            <text:p><text:s/>12,527<text:s/></text:p>
          </table:table-cell>
          <table:table-cell office:value-type="float" office:value="12864" table:style-name="ce9">
            <text:p><text:s/>12,864<text:s/></text:p>
          </table:table-cell>
          <table:table-cell office:value-type="float" office:value="14691" table:style-name="ce9">
            <text:p><text:s/>14,691<text:s/></text:p>
          </table:table-cell>
          <table:table-cell office:value-type="float" office:value="14569" table:style-name="ce9">
            <text:p><text:s/>14,569<text:s/></text:p>
          </table:table-cell>
          <table:table-cell office:value-type="float" office:value="9162" table:style-name="ce9">
            <text:p><text:s/>9,162<text:s/></text:p>
          </table:table-cell>
          <table:table-cell office:value-type="float" office:value="10128" table:style-name="ce9">
            <text:p><text:s/>10,128<text:s/></text:p>
          </table:table-cell>
          <table:table-cell office:value-type="float" office:value="10951" table:style-name="ce12">
            <text:p><text:s/>10,951<text:s/>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松山</text:p>
          </table:table-cell>
          <table:table-cell office:value-type="float" office:value="11911" table:formula="of:=SUM([.C5:.N5])" table:style-name="ce8">
            <text:p><text:s/>11,911<text:s/></text:p>
          </table:table-cell>
          <table:table-cell office:value-type="float" office:value="754" table:style-name="ce9">
            <text:p><text:s/>754<text:s/></text:p>
          </table:table-cell>
          <table:table-cell office:value-type="float" office:value="918" table:style-name="ce9">
            <text:p><text:s/>918<text:s/></text:p>
          </table:table-cell>
          <table:table-cell office:value-type="float" office:value="1078" table:style-name="ce9">
            <text:p><text:s/>1,078<text:s/></text:p>
          </table:table-cell>
          <table:table-cell office:value-type="float" office:value="799" table:style-name="ce9">
            <text:p><text:s/>799<text:s/></text:p>
          </table:table-cell>
          <table:table-cell office:value-type="float" office:value="1078" table:style-name="ce9">
            <text:p><text:s/>1,078<text:s/></text:p>
          </table:table-cell>
          <table:table-cell office:value-type="float" office:value="1055" table:style-name="ce9">
            <text:p><text:s/>1,055<text:s/></text:p>
          </table:table-cell>
          <table:table-cell office:value-type="float" office:value="1197" table:style-name="ce9">
            <text:p><text:s/>1,197<text:s/></text:p>
          </table:table-cell>
          <table:table-cell office:value-type="float" office:value="1344" table:style-name="ce9">
            <text:p><text:s/>1,344<text:s/></text:p>
          </table:table-cell>
          <table:table-cell office:value-type="float" office:value="1282" table:style-name="ce9">
            <text:p><text:s/>1,282<text:s/></text:p>
          </table:table-cell>
          <table:table-cell office:value-type="float" office:value="736" table:style-name="ce9">
            <text:p><text:s/>736<text:s/></text:p>
          </table:table-cell>
          <table:table-cell office:value-type="float" office:value="817" table:style-name="ce9">
            <text:p><text:s/>817<text:s/></text:p>
          </table:table-cell>
          <table:table-cell office:value-type="float" office:value="853" table:style-name="ce12">
            <text:p><text:s/>853<text:s/>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信義</text:p>
          </table:table-cell>
          <table:table-cell office:value-type="float" office:value="11918" table:formula="of:=SUM([.C6:.N6])" table:style-name="ce8">
            <text:p><text:s/>11,918<text:s/></text:p>
          </table:table-cell>
          <table:table-cell office:value-type="float" office:value="851" table:style-name="ce9">
            <text:p><text:s/>851<text:s/></text:p>
          </table:table-cell>
          <table:table-cell office:value-type="float" office:value="986" table:style-name="ce9">
            <text:p><text:s/>986<text:s/></text:p>
          </table:table-cell>
          <table:table-cell office:value-type="float" office:value="1212" table:style-name="ce9">
            <text:p><text:s/>1,212<text:s/></text:p>
          </table:table-cell>
          <table:table-cell office:value-type="float" office:value="903" table:style-name="ce9">
            <text:p><text:s/>903<text:s/></text:p>
          </table:table-cell>
          <table:table-cell office:value-type="float" office:value="1100" table:style-name="ce9">
            <text:p><text:s/>1,100<text:s/></text:p>
          </table:table-cell>
          <table:table-cell office:value-type="float" office:value="1043" table:style-name="ce9">
            <text:p><text:s/>1,043<text:s/></text:p>
          </table:table-cell>
          <table:table-cell office:value-type="float" office:value="1053" table:style-name="ce9">
            <text:p><text:s/>1,053<text:s/></text:p>
          </table:table-cell>
          <table:table-cell office:value-type="float" office:value="1115" table:style-name="ce9">
            <text:p><text:s/>1,115<text:s/></text:p>
          </table:table-cell>
          <table:table-cell office:value-type="float" office:value="1141" table:style-name="ce9">
            <text:p><text:s/>1,141<text:s/></text:p>
          </table:table-cell>
          <table:table-cell office:value-type="float" office:value="720" table:style-name="ce9">
            <text:p><text:s/>720<text:s/></text:p>
          </table:table-cell>
          <table:table-cell office:value-type="float" office:value="895" table:style-name="ce9">
            <text:p><text:s/>895<text:s/></text:p>
          </table:table-cell>
          <table:table-cell office:value-type="float" office:value="899" table:style-name="ce12">
            <text:p><text:s/>899<text:s/>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大安</text:p>
          </table:table-cell>
          <table:table-cell office:value-type="float" office:value="18244" table:formula="of:=SUM([.C7:.N7])" table:style-name="ce8">
            <text:p><text:s/>18,244<text:s/></text:p>
          </table:table-cell>
          <table:table-cell office:value-type="float" office:value="1152" table:style-name="ce9">
            <text:p><text:s/>1,152<text:s/></text:p>
          </table:table-cell>
          <table:table-cell office:value-type="float" office:value="1359" table:style-name="ce9">
            <text:p><text:s/>1,359<text:s/></text:p>
          </table:table-cell>
          <table:table-cell office:value-type="float" office:value="1660" table:style-name="ce9">
            <text:p><text:s/>1,660<text:s/></text:p>
          </table:table-cell>
          <table:table-cell office:value-type="float" office:value="1324" table:style-name="ce9">
            <text:p><text:s/>1,324<text:s/></text:p>
          </table:table-cell>
          <table:table-cell office:value-type="float" office:value="1690" table:style-name="ce9">
            <text:p><text:s/>1,690<text:s/></text:p>
          </table:table-cell>
          <table:table-cell office:value-type="float" office:value="1581" table:style-name="ce9">
            <text:p><text:s/>1,581<text:s/></text:p>
          </table:table-cell>
          <table:table-cell office:value-type="float" office:value="1630" table:style-name="ce9">
            <text:p><text:s/>1,630<text:s/></text:p>
          </table:table-cell>
          <table:table-cell office:value-type="float" office:value="2009" table:style-name="ce9">
            <text:p><text:s/>2,009<text:s/></text:p>
          </table:table-cell>
          <table:table-cell office:value-type="float" office:value="1994" table:style-name="ce9">
            <text:p><text:s/>1,994<text:s/></text:p>
          </table:table-cell>
          <table:table-cell office:value-type="float" office:value="1126" table:style-name="ce9">
            <text:p><text:s/>1,126<text:s/></text:p>
          </table:table-cell>
          <table:table-cell office:value-type="float" office:value="1357" table:style-name="ce9">
            <text:p><text:s/>1,357<text:s/></text:p>
          </table:table-cell>
          <table:table-cell office:value-type="float" office:value="1362" table:style-name="ce12">
            <text:p><text:s/>1,362<text:s/>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中山</text:p>
          </table:table-cell>
          <table:table-cell office:value-type="float" office:value="13555" table:formula="of:=SUM([.C8:.N8])" table:style-name="ce8">
            <text:p><text:s/>13,555<text:s/></text:p>
          </table:table-cell>
          <table:table-cell office:value-type="float" office:value="816" table:style-name="ce9">
            <text:p><text:s/>816<text:s/></text:p>
          </table:table-cell>
          <table:table-cell office:value-type="float" office:value="1068" table:style-name="ce9">
            <text:p><text:s/>1,068<text:s/></text:p>
          </table:table-cell>
          <table:table-cell office:value-type="float" office:value="1313" table:style-name="ce9">
            <text:p><text:s/>1,313<text:s/></text:p>
          </table:table-cell>
          <table:table-cell office:value-type="float" office:value="986" table:style-name="ce9">
            <text:p><text:s/>986<text:s/></text:p>
          </table:table-cell>
          <table:table-cell office:value-type="float" office:value="1275" table:style-name="ce9">
            <text:p><text:s/>1,275<text:s/></text:p>
          </table:table-cell>
          <table:table-cell office:value-type="float" office:value="1196" table:style-name="ce9">
            <text:p><text:s/>1,196<text:s/></text:p>
          </table:table-cell>
          <table:table-cell office:value-type="float" office:value="1170" table:style-name="ce9">
            <text:p><text:s/>1,170<text:s/></text:p>
          </table:table-cell>
          <table:table-cell office:value-type="float" office:value="1376" table:style-name="ce9">
            <text:p><text:s/>1,376<text:s/></text:p>
          </table:table-cell>
          <table:table-cell office:value-type="float" office:value="1369" table:style-name="ce9">
            <text:p><text:s/>1,369<text:s/></text:p>
          </table:table-cell>
          <table:table-cell office:value-type="float" office:value="947" table:style-name="ce9">
            <text:p><text:s/>947<text:s/></text:p>
          </table:table-cell>
          <table:table-cell office:value-type="float" office:value="979" table:style-name="ce9">
            <text:p><text:s/>979<text:s/></text:p>
          </table:table-cell>
          <table:table-cell office:value-type="float" office:value="1060" table:style-name="ce12">
            <text:p><text:s/>1,060<text:s/>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中正</text:p>
          </table:table-cell>
          <table:table-cell office:value-type="float" office:value="11526" table:formula="of:=SUM([.C9:.N9])" table:style-name="ce8">
            <text:p><text:s/>11,526<text:s/></text:p>
          </table:table-cell>
          <table:table-cell office:value-type="float" office:value="693" table:style-name="ce9">
            <text:p><text:s/>693<text:s/></text:p>
          </table:table-cell>
          <table:table-cell office:value-type="float" office:value="817" table:style-name="ce9">
            <text:p><text:s/>817<text:s/></text:p>
          </table:table-cell>
          <table:table-cell office:value-type="float" office:value="1016" table:style-name="ce9">
            <text:p><text:s/>1,016<text:s/></text:p>
          </table:table-cell>
          <table:table-cell office:value-type="float" office:value="726" table:style-name="ce9">
            <text:p><text:s/>726<text:s/></text:p>
          </table:table-cell>
          <table:table-cell office:value-type="float" office:value="1016" table:style-name="ce9">
            <text:p><text:s/>1,016<text:s/></text:p>
          </table:table-cell>
          <table:table-cell office:value-type="float" office:value="913" table:style-name="ce9">
            <text:p><text:s/>913<text:s/></text:p>
          </table:table-cell>
          <table:table-cell office:value-type="float" office:value="1084" table:style-name="ce9">
            <text:p><text:s/>1,084<text:s/></text:p>
          </table:table-cell>
          <table:table-cell office:value-type="float" office:value="1212" table:style-name="ce9">
            <text:p><text:s/>1,212<text:s/></text:p>
          </table:table-cell>
          <table:table-cell office:value-type="float" office:value="1472" table:style-name="ce9">
            <text:p><text:s/>1,472<text:s/></text:p>
          </table:table-cell>
          <table:table-cell office:value-type="float" office:value="834" table:style-name="ce9">
            <text:p><text:s/>834<text:s/></text:p>
          </table:table-cell>
          <table:table-cell office:value-type="float" office:value="759" table:style-name="ce9">
            <text:p><text:s/>759<text:s/></text:p>
          </table:table-cell>
          <table:table-cell office:value-type="float" office:value="984" table:style-name="ce12">
            <text:p><text:s/>984<text:s/>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大同</text:p>
          </table:table-cell>
          <table:table-cell office:value-type="float" office:value="7451" table:formula="of:=SUM([.C10:.N10])" table:style-name="ce8">
            <text:p><text:s/>7,451<text:s/></text:p>
          </table:table-cell>
          <table:table-cell office:value-type="float" office:value="509" table:style-name="ce9">
            <text:p><text:s/>509<text:s/></text:p>
          </table:table-cell>
          <table:table-cell office:value-type="float" office:value="568" table:style-name="ce9">
            <text:p><text:s/>568<text:s/></text:p>
          </table:table-cell>
          <table:table-cell office:value-type="float" office:value="803" table:style-name="ce9">
            <text:p><text:s/>803<text:s/></text:p>
          </table:table-cell>
          <table:table-cell office:value-type="float" office:value="526" table:style-name="ce9">
            <text:p><text:s/>526<text:s/></text:p>
          </table:table-cell>
          <table:table-cell office:value-type="float" office:value="712" table:style-name="ce9">
            <text:p><text:s/>712<text:s/></text:p>
          </table:table-cell>
          <table:table-cell office:value-type="float" office:value="669" table:style-name="ce9">
            <text:p><text:s/>669<text:s/></text:p>
          </table:table-cell>
          <table:table-cell office:value-type="float" office:value="727" table:style-name="ce9">
            <text:p><text:s/>727<text:s/></text:p>
          </table:table-cell>
          <table:table-cell office:value-type="float" office:value="756" table:style-name="ce9">
            <text:p><text:s/>756<text:s/></text:p>
          </table:table-cell>
          <table:table-cell office:value-type="float" office:value="710" table:style-name="ce9">
            <text:p><text:s/>710<text:s/></text:p>
          </table:table-cell>
          <table:table-cell office:value-type="float" office:value="434" table:style-name="ce9">
            <text:p><text:s/>434<text:s/></text:p>
          </table:table-cell>
          <table:table-cell office:value-type="float" office:value="501" table:style-name="ce9">
            <text:p><text:s/>501<text:s/></text:p>
          </table:table-cell>
          <table:table-cell office:value-type="float" office:value="536" table:style-name="ce12">
            <text:p><text:s/>536<text:s/>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萬華</text:p>
          </table:table-cell>
          <table:table-cell office:value-type="float" office:value="10404" table:formula="of:=SUM([.C11:.N11])" table:style-name="ce8">
            <text:p><text:s/>10,404<text:s/></text:p>
          </table:table-cell>
          <table:table-cell office:value-type="float" office:value="679" table:style-name="ce9">
            <text:p><text:s/>679<text:s/></text:p>
          </table:table-cell>
          <table:table-cell office:value-type="float" office:value="812" table:style-name="ce9">
            <text:p><text:s/>812<text:s/></text:p>
          </table:table-cell>
          <table:table-cell office:value-type="float" office:value="978" table:style-name="ce9">
            <text:p><text:s/>978<text:s/></text:p>
          </table:table-cell>
          <table:table-cell office:value-type="float" office:value="822" table:style-name="ce9">
            <text:p><text:s/>822<text:s/></text:p>
          </table:table-cell>
          <table:table-cell office:value-type="float" office:value="1024" table:style-name="ce9">
            <text:p><text:s/>1,024<text:s/></text:p>
          </table:table-cell>
          <table:table-cell office:value-type="float" office:value="927" table:style-name="ce9">
            <text:p><text:s/>927<text:s/></text:p>
          </table:table-cell>
          <table:table-cell office:value-type="float" office:value="925" table:style-name="ce9">
            <text:p><text:s/>925<text:s/></text:p>
          </table:table-cell>
          <table:table-cell office:value-type="float" office:value="1043" table:style-name="ce9">
            <text:p><text:s/>1,043<text:s/></text:p>
          </table:table-cell>
          <table:table-cell office:value-type="float" office:value="903" table:style-name="ce9">
            <text:p><text:s/>903<text:s/></text:p>
          </table:table-cell>
          <table:table-cell office:value-type="float" office:value="684" table:style-name="ce9">
            <text:p><text:s/>684<text:s/></text:p>
          </table:table-cell>
          <table:table-cell office:value-type="float" office:value="778" table:style-name="ce9">
            <text:p><text:s/>778<text:s/></text:p>
          </table:table-cell>
          <table:table-cell office:value-type="float" office:value="829" table:style-name="ce12">
            <text:p><text:s/>829<text:s/>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文山</text:p>
          </table:table-cell>
          <table:table-cell office:value-type="float" office:value="13075" table:formula="of:=SUM([.C12:.N12])" table:style-name="ce8">
            <text:p><text:s/>13,075<text:s/></text:p>
          </table:table-cell>
          <table:table-cell office:value-type="float" office:value="829" table:style-name="ce9">
            <text:p><text:s/>829<text:s/></text:p>
          </table:table-cell>
          <table:table-cell office:value-type="float" office:value="990" table:style-name="ce9">
            <text:p><text:s/>990<text:s/></text:p>
          </table:table-cell>
          <table:table-cell office:value-type="float" office:value="1342" table:style-name="ce9">
            <text:p><text:s/>1,342<text:s/></text:p>
          </table:table-cell>
          <table:table-cell office:value-type="float" office:value="1011" table:style-name="ce9">
            <text:p><text:s/>1,011<text:s/></text:p>
          </table:table-cell>
          <table:table-cell office:value-type="float" office:value="1267" table:style-name="ce9">
            <text:p><text:s/>1,267<text:s/></text:p>
          </table:table-cell>
          <table:table-cell office:value-type="float" office:value="1132" table:style-name="ce9">
            <text:p><text:s/>1,132<text:s/></text:p>
          </table:table-cell>
          <table:table-cell office:value-type="float" office:value="1141" table:style-name="ce9">
            <text:p><text:s/>1,141<text:s/></text:p>
          </table:table-cell>
          <table:table-cell office:value-type="float" office:value="1344" table:style-name="ce9">
            <text:p><text:s/>1,344<text:s/></text:p>
          </table:table-cell>
          <table:table-cell office:value-type="float" office:value="1289" table:style-name="ce9">
            <text:p><text:s/>1,289<text:s/></text:p>
          </table:table-cell>
          <table:table-cell office:value-type="float" office:value="851" table:style-name="ce9">
            <text:p><text:s/>851<text:s/></text:p>
          </table:table-cell>
          <table:table-cell office:value-type="float" office:value="936" table:style-name="ce9">
            <text:p><text:s/>936<text:s/></text:p>
          </table:table-cell>
          <table:table-cell office:value-type="float" office:value="943" table:style-name="ce12">
            <text:p><text:s/>943<text:s/>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南港</text:p>
          </table:table-cell>
          <table:table-cell office:value-type="float" office:value="6775" table:formula="of:=SUM([.C13:.N13])" table:style-name="ce8">
            <text:p><text:s/>6,775<text:s/></text:p>
          </table:table-cell>
          <table:table-cell office:value-type="float" office:value="488" table:style-name="ce9">
            <text:p><text:s/>488<text:s/></text:p>
          </table:table-cell>
          <table:table-cell office:value-type="float" office:value="512" table:style-name="ce9">
            <text:p><text:s/>512<text:s/></text:p>
          </table:table-cell>
          <table:table-cell office:value-type="float" office:value="680" table:style-name="ce9">
            <text:p><text:s/>680<text:s/></text:p>
          </table:table-cell>
          <table:table-cell office:value-type="float" office:value="500" table:style-name="ce9">
            <text:p><text:s/>500<text:s/></text:p>
          </table:table-cell>
          <table:table-cell office:value-type="float" office:value="707" table:style-name="ce9">
            <text:p><text:s/>707<text:s/></text:p>
          </table:table-cell>
          <table:table-cell office:value-type="float" office:value="611" table:style-name="ce9">
            <text:p><text:s/>611<text:s/></text:p>
          </table:table-cell>
          <table:table-cell office:value-type="float" office:value="552" table:style-name="ce9">
            <text:p><text:s/>552<text:s/></text:p>
          </table:table-cell>
          <table:table-cell office:value-type="float" office:value="639" table:style-name="ce9">
            <text:p><text:s/>639<text:s/></text:p>
          </table:table-cell>
          <table:table-cell office:value-type="float" office:value="669" table:style-name="ce9">
            <text:p><text:s/>669<text:s/></text:p>
          </table:table-cell>
          <table:table-cell office:value-type="float" office:value="425" table:style-name="ce9">
            <text:p><text:s/>425<text:s/></text:p>
          </table:table-cell>
          <table:table-cell office:value-type="float" office:value="467" table:style-name="ce9">
            <text:p><text:s/>467<text:s/></text:p>
          </table:table-cell>
          <table:table-cell office:value-type="float" office:value="525" table:style-name="ce12">
            <text:p><text:s/>525<text:s/>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內湖</text:p>
          </table:table-cell>
          <table:table-cell office:value-type="float" office:value="13286" table:formula="of:=SUM([.C14:.N14])" table:style-name="ce8">
            <text:p><text:s/>13,286<text:s/></text:p>
          </table:table-cell>
          <table:table-cell office:value-type="float" office:value="832" table:style-name="ce9">
            <text:p><text:s/>832<text:s/></text:p>
          </table:table-cell>
          <table:table-cell office:value-type="float" office:value="1090" table:style-name="ce9">
            <text:p><text:s/>1,090<text:s/></text:p>
          </table:table-cell>
          <table:table-cell office:value-type="float" office:value="1274" table:style-name="ce9">
            <text:p><text:s/>1,274<text:s/></text:p>
          </table:table-cell>
          <table:table-cell office:value-type="float" office:value="935" table:style-name="ce9">
            <text:p><text:s/>935<text:s/></text:p>
          </table:table-cell>
          <table:table-cell office:value-type="float" office:value="1212" table:style-name="ce9">
            <text:p><text:s/>1,212<text:s/></text:p>
          </table:table-cell>
          <table:table-cell office:value-type="float" office:value="1252" table:style-name="ce9">
            <text:p><text:s/>1,252<text:s/></text:p>
          </table:table-cell>
          <table:table-cell office:value-type="float" office:value="1241" table:style-name="ce9">
            <text:p><text:s/>1,241<text:s/></text:p>
          </table:table-cell>
          <table:table-cell office:value-type="float" office:value="1340" table:style-name="ce9">
            <text:p><text:s/>1,340<text:s/></text:p>
          </table:table-cell>
          <table:table-cell office:value-type="float" office:value="1344" table:style-name="ce9">
            <text:p><text:s/>1,344<text:s/></text:p>
          </table:table-cell>
          <table:table-cell office:value-type="float" office:value="869" table:style-name="ce9">
            <text:p><text:s/>869<text:s/></text:p>
          </table:table-cell>
          <table:table-cell office:value-type="float" office:value="886" table:style-name="ce9">
            <text:p><text:s/>886<text:s/></text:p>
          </table:table-cell>
          <table:table-cell office:value-type="float" office:value="1011" table:style-name="ce12">
            <text:p><text:s/>1,011<text:s/>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士林</text:p>
          </table:table-cell>
          <table:table-cell office:value-type="float" office:value="13139" table:formula="of:=SUM([.C15:.N15])" table:style-name="ce8">
            <text:p><text:s/>13,139<text:s/></text:p>
          </table:table-cell>
          <table:table-cell office:value-type="float" office:value="845" table:style-name="ce9">
            <text:p><text:s/>845<text:s/></text:p>
          </table:table-cell>
          <table:table-cell office:value-type="float" office:value="978" table:style-name="ce9">
            <text:p><text:s/>978<text:s/></text:p>
          </table:table-cell>
          <table:table-cell office:value-type="float" office:value="1159" table:style-name="ce9">
            <text:p><text:s/>1,159<text:s/></text:p>
          </table:table-cell>
          <table:table-cell office:value-type="float" office:value="1024" table:style-name="ce9">
            <text:p><text:s/>1,024<text:s/></text:p>
          </table:table-cell>
          <table:table-cell office:value-type="float" office:value="1345" table:style-name="ce9">
            <text:p><text:s/>1,345<text:s/></text:p>
          </table:table-cell>
          <table:table-cell office:value-type="float" office:value="1198" table:style-name="ce9">
            <text:p><text:s/>1,198<text:s/></text:p>
          </table:table-cell>
          <table:table-cell office:value-type="float" office:value="1104" table:style-name="ce9">
            <text:p><text:s/>1,104<text:s/></text:p>
          </table:table-cell>
          <table:table-cell office:value-type="float" office:value="1370" table:style-name="ce9">
            <text:p><text:s/>1,370<text:s/></text:p>
          </table:table-cell>
          <table:table-cell office:value-type="float" office:value="1303" table:style-name="ce9">
            <text:p><text:s/>1,303<text:s/></text:p>
          </table:table-cell>
          <table:table-cell office:value-type="float" office:value="809" table:style-name="ce9">
            <text:p><text:s/>809<text:s/></text:p>
          </table:table-cell>
          <table:table-cell office:value-type="float" office:value="956" table:style-name="ce9">
            <text:p><text:s/>956<text:s/></text:p>
          </table:table-cell>
          <table:table-cell office:value-type="float" office:value="1048" table:style-name="ce12">
            <text:p><text:s/>1,048<text:s/>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北投</text:p>
          </table:table-cell>
          <table:table-cell office:value-type="float" office:value="11411" table:formula="of:=SUM([.C16:.N16])" table:style-name="ce8">
            <text:p><text:s/>11,411<text:s/></text:p>
          </table:table-cell>
          <table:table-cell office:value-type="float" office:value="707" table:style-name="ce9">
            <text:p><text:s/>707<text:s/></text:p>
          </table:table-cell>
          <table:table-cell office:value-type="float" office:value="915" table:style-name="ce9">
            <text:p><text:s/>915<text:s/></text:p>
          </table:table-cell>
          <table:table-cell office:value-type="float" office:value="1100" table:style-name="ce9">
            <text:p><text:s/>1,100<text:s/></text:p>
          </table:table-cell>
          <table:table-cell office:value-type="float" office:value="813" table:style-name="ce9">
            <text:p><text:s/>813<text:s/></text:p>
          </table:table-cell>
          <table:table-cell office:value-type="float" office:value="1225" table:style-name="ce9">
            <text:p><text:s/>1,225<text:s/></text:p>
          </table:table-cell>
          <table:table-cell office:value-type="float" office:value="950" table:style-name="ce9">
            <text:p><text:s/>950<text:s/></text:p>
          </table:table-cell>
          <table:table-cell office:value-type="float" office:value="1040" table:style-name="ce9">
            <text:p><text:s/>1,040<text:s/></text:p>
          </table:table-cell>
          <table:table-cell office:value-type="float" office:value="1143" table:style-name="ce9">
            <text:p><text:s/>1,143<text:s/></text:p>
          </table:table-cell>
          <table:table-cell office:value-type="float" office:value="1093" table:style-name="ce9">
            <text:p><text:s/>1,093<text:s/></text:p>
          </table:table-cell>
          <table:table-cell office:value-type="float" office:value="727" table:style-name="ce9">
            <text:p><text:s/>727<text:s/></text:p>
          </table:table-cell>
          <table:table-cell office:value-type="float" office:value="797" table:style-name="ce9">
            <text:p><text:s/>797<text:s/></text:p>
          </table:table-cell>
          <table:table-cell office:value-type="float" office:value="901" table:style-name="ce12">
            <text:p><text:s/>901<text:s/>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備註：依據戶籍資料產製。</text:p>
          </table:table-cell>
          <table:table-cell table:number-columns-repeated="16383"/>
        </table:table-row>
        <table:table-row table:number-rows-repeated="1048559" table:style-name="ro1">
          <table:table-cell table:number-columns-repeated="16384"/>
        </table:table-row>
      </table:table>
      <table:table table:name="Sheet2" table:style-name="ta2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1315__20998__20301_" style:display-name="千分位" style:family="table-cell" style:data-style-name="N48"/>
    <style:style style:name="_21315__20998__20301__91_0_93_" style:display-name="千分位[0]" style:family="table-cell" style:data-style-name="N49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IGER-XP</meta:initial-creator>
    <dc:creator>grace Y.</dc:creator>
    <meta:creation-date>2012-02-02T07:20:51Z</meta:creation-date>
    <dc:date>2018-01-03T05:52:03Z</dc:date>
  </office:meta>
</office:document-meta>
</file>